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5" table:number-rows-spanned="1">
            <text:p>Planejament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Horas Estim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Fáci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il Museu</text:p>
          </table:table-cell>
          <table:table-cell office:value-type="string" calcext:value-type="string">
            <text:p>Díficil</text:p>
          </table:table-cell>
          <table:table-cell office:value-type="string" calcext:value-type="string">
            <text:p>4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eria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ídeo Curador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amento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ação Agendamento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iação/Pesquisa</text:p>
          </table:table-cell>
          <table:table-cell office:value-type="string" calcext:value-type="string">
            <text:p>Méd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or Hora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or Total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7:25:40.7623677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9:46:12.696232452</meta:creation-date>
    <dc:date>2018-03-26T17:31:41.133347497</dc:date>
    <meta:editing-duration>PT7M40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